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rices">
        <table:table-row>
          <table:table-cell office:value-type="string">
            <text:p>date</text:p>
          </table:table-cell>
          <table:table-cell office:value-type="string">
            <text:p>ULD</text:p>
          </table:table-cell>
          <table:table-cell office:value-type="string">
            <text:p>Milk</text:p>
          </table:table-cell>
          <table:table-cell office:value-type="string">
            <text:p>Tuna</text:p>
          </table:table-cell>
          <table:table-cell office:value-type="string">
            <text:p>TwiningsEnglishBreakfast</text:p>
          </table:table-cell>
          <table:table-cell office:value-type="string">
            <text:p>BakerFlour</text:p>
          </table:table-cell>
        </table:table-row>
        <table:table-row>
          <table:table-cell office:value-type="string">
            <text:p>Sun Jan 19 13:57:01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Mon Jan 20 18:00:07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Tue Jan 21 10:00:03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Wed Jan 22 18:00:02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Sun Feb  2 19:04:18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Mon Feb  3 14:00:04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Tue Feb  4 10:00:01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Wed Feb  5 07:00:05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Thu Feb  6 09:00:03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Fri Feb  7 07:00:03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Sat Feb  8 12:00:05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Sun Feb  9 21:45:21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>4.5</text:p>
          </table:table-cell>
          <table:table-cell office:value-type="string">
            <text:p>5.5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Mon Feb 10 09:00:04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>4.5</text:p>
          </table:table-cell>
          <table:table-cell office:value-type="string">
            <text:p>5.5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Fri Feb 14 09:00:03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>5.75</text:p>
          </table:table-cell>
          <table:table-cell office:value-type="string">
            <text:p>7.5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Sun Mar  1 23:00:09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Sat Mar 14 12:00:03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Sat Mar 28 11:00:02 2020</text:p>
          </table:table-cell>
          <table:table-cell office:value-type="string">
            <text:p>99.90</text:p>
          </table:table-cell>
          <table:table-cell office:value-type="string">
            <text:p>3.5</text:p>
          </table:table-cell>
          <table:table-cell office:value-type="string">
            <text:p>5.75</text:p>
          </table:table-cell>
          <table:table-cell office:value-type="string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